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nergetics</text:title></text:p>
      <text:p text:style-name="OrgTitle"/>
      <text:p text:style-name="OrgSubtitle"><text:initial-creator>spongiforma@hitagi</text:initial-creator></text:p>
      <text:p text:style-name="OrgSubtitle"/>
      <text:h text:style-name="Heading_20_1" text:outline-level="1" text:is-list-header="false">
<text:bookmark-start text:name="OrgXref.org87f8015"/>
<text:bookmark text:name="org87f8015"/>Why add acid to water?
<text:bookmark-end text:name="OrgXref.org87f8015"/></text:h>
      <text:p text:style-name="Text_20_body">A large amount of heat is released when acids dissolve in water. Addition of water to acid results in a thin layer of water on top of the acid. Heat generated in this thin layer of water can cause the water to heat up significantly and even boil, splattering acid everywhere
</text:p>
      <text:h text:style-name="Heading_20_1" text:outline-level="1" text:is-list-header="false">
<text:bookmark-start text:name="OrgXref.org8025ce9"/>
<text:bookmark text:name="org8025ce9"/>Exothermic reaction
<text:bookmark-end text:name="OrgXref.org8025ce9"/></text:h>
      <text:p text:style-name="Text_20_body">Amount of energy released is greater than amount of energy absorbed. As a result, the temperatures of the surroundings will increase and the reaction mixture will feel warm.
</text:p>
      <text:list text:style-name="OrgBulletedList" text:continue-numbering="false">
        <text:list-item>
          <text:p text:style-name="Text_20_body">bonds formed are stronger than the bonds broken
</text:p>
        </text:list-item>
        <text:list-item>
          <text:p text:style-name="Text_20_body"><text:span text:style-name="OrgCode">$\Delta H$</text:span> is negative
</text:p>
        </text:list-item>
        <text:list-item>
          <text:p text:style-name="Text_20_body">More energy is lost than gained in the reaction
</text:p>
        </text:list-item>
        <text:list-item>
          <text:p text:style-name="Text_20_body">Heat is given out, causing a temperate rise during the reaction
</text:p>
        </text:list-item>
        <text:list-item>
          <text:p text:style-name="Text_20_body">the products have less energy than the reactants
</text:p>
        </text:list-item>
      </text:list>
      <text:h text:style-name="Heading_20_2" text:outline-level="2" text:is-list-header="false">
<text:bookmark-start text:name="OrgXref.org3c2e079"/>
<text:bookmark text:name="org3c2e079"/>Examples
<text:bookmark-end text:name="OrgXref.org3c2e079"/></text:h>
      <text:p text:style-name="Text_20_body">Combustion
Acid + water solution
</text:p>
      <text:h text:style-name="Heading_20_1" text:outline-level="1" text:is-list-header="false">
<text:bookmark-start text:name="OrgXref.org045926b"/>
<text:bookmark text:name="org045926b"/>Endothermic reaction
<text:bookmark-end text:name="OrgXref.org045926b"/></text:h>
      <text:p text:style-name="Text_20_body">Amount of energy absorbed is greater than amount of energy released. As a result, the temperatures of the surroundings will decrease and the reaction mixture will feel cold.
</text:p>
      <text:p text:style-name="Text_20_body">bonds broken are stronger than the bonds formed
<text:span text:style-name="OrgCode">$\Delta H$</text:span> is positive
More energy is gained than lost in the reaction
Heat is taken in from the surroundings, causing a temperate drop during the reaction
The products have more energy than the reactants
</text:p>
      <text:h text:style-name="Heading_20_2" text:outline-level="2" text:is-list-header="false">
<text:bookmark-start text:name="OrgXref.org7d27a94"/>
<text:bookmark text:name="org7d27a94"/>Examples
<text:bookmark-end text:name="OrgXref.org7d27a94"/></text:h>
      <text:p text:style-name="Text_20_body">Melting ice cube
When KBr is dissolved, the solution gets colder
</text:p>
      <text:h text:style-name="Heading_20_1" text:outline-level="1" text:is-list-header="false">
<text:bookmark-start text:name="OrgXref.orgf86769f"/>
<text:bookmark text:name="orgf86769f"/>Factors
<text:bookmark-end text:name="OrgXref.orgf86769f"/></text:h>
      <text:p text:style-name="Text_20_body">Catalysts provide an alternate pathway with lower activation energy.
</text:p>
      <text:p text:style-name="Text_20_body">More heat -&gt; more KE.
</text:p>
      <text:p text:style-name="Text_20_body">The number of molecules with energy greater than activation energy increases, leading to more collisions.
</text:p>
      <text:h text:style-name="Heading_20_1" text:outline-level="1" text:is-list-header="false">
<text:bookmark-start text:name="OrgXref.org7766a9e"/>
<text:bookmark text:name="org7766a9e"/>Enthalpy
<text:bookmark-end text:name="OrgXref.org7766a9e"/></text:h>
      <text:p text:style-name="Text_20_body">"heat of reaction"
</text:p>
      <text:p text:style-name="Text_20_body"><text:span text:style-name="OrgCode">\[
\Delta H_{rxn} = H_{product} - H_{reactants}
\]</text:span>
</text:p>
      <text:p text:style-name="Text_20_body">units = <text:span text:style-name="OrgCode">$kJ/mol$</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20-10-29T17:54:59</dc:date>
    <meta:creation-date>2020-10-29T17:54:59</meta:creation-date>
    <meta:generator>Emacs 26.3 (Org mode 9.1.9)</meta:generator>
    <meta:keyword/>
    <dc:subject/>
    <dc:title>energetics</dc:title>
  </office:meta>
</office:document-meta>
</file>